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JetBrains Mono Medium" svg:font-family="'JetBrains Mono Medium'" style:font-family-generic="modern" style:font-pitch="fixed"/>
    <style:font-face style:name="NSimSun" svg:font-family="NSimSun" style:font-family-generic="modern" style:font-pitch="fixed"/>
    <style:font-face style:name="Futura Bk BT1" svg:font-family="'Futura Bk B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Bk BT" svg:font-family="'Futura Bk BT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a1" style:family="table">
      <style:table-properties style:width="25.689cm" table:align="left"/>
    </style:style>
    <style:style style:name="Tabla1.A" style:family="table-column">
      <style:table-column-properties style:column-width="12.051cm"/>
    </style:style>
    <style:style style:name="Tabla1.B" style:family="table-column">
      <style:table-column-properties style:column-width="13.638cm"/>
    </style:style>
    <style:style style:name="Tabla1.A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16" style:family="table-row">
      <style:table-row-properties style:min-row-height="2.82cm"/>
    </style:style>
    <style:style style:name="Tabla1.17" style:family="table-row">
      <style:table-row-properties style:min-row-height="1.011cm"/>
    </style:style>
    <style:style style:name="Tabla2" style:family="table">
      <style:table-properties style:width="25.689cm" table:align="left"/>
    </style:style>
    <style:style style:name="Tabla2.A" style:family="table-column">
      <style:table-column-properties style:column-width="12.051cm"/>
    </style:style>
    <style:style style:name="Tabla2.B" style:family="table-column">
      <style:table-column-properties style:column-width="13.638cm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Futura Bk BT1" fo:font-size="9pt" style:font-size-asian="9pt" style:font-size-complex="9pt"/>
    </style:style>
    <style:style style:name="P2" style:family="paragraph" style:parent-style-name="Text_20_body">
      <style:text-properties fo:color="#ff0000" loext:opacity="100%" style:font-name="JetBrains Mono Medium" fo:font-size="14pt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style:font-name="JetBrains Mono Medium" fo:font-weight="bold" style:font-weight-asian="bold" style:font-weight-complex="bold"/>
    </style:style>
    <style:style style:name="P4" style:family="paragraph" style:parent-style-name="Standard" style:list-style-name="L1">
      <style:paragraph-properties fo:margin-left="0.189cm" fo:margin-right="-0.009cm" fo:margin-top="0cm" fo:margin-bottom="0.199cm" style:contextual-spacing="false" fo:text-indent="0cm" style:auto-text-indent="false">
        <style:tab-stops/>
      </style:paragraph-properties>
      <style:text-properties style:font-name="JetBrains Mono Medium"/>
    </style:style>
    <style:style style:name="P5" style:family="paragraph" style:parent-style-name="Standard" style:list-style-name="L1">
      <style:paragraph-properties fo:margin-left="0.189cm" fo:margin-right="-0.009cm" fo:margin-top="0cm" fo:margin-bottom="0.199cm" style:contextual-spacing="false" fo:text-indent="0cm" style:auto-text-indent="false">
        <style:tab-stops/>
      </style:paragraph-properties>
      <style:text-properties style:font-name="JetBrains Mono Medium" fo:font-weight="bold" officeooo:rsid="001ac815" officeooo:paragraph-rsid="001ac815" style:font-weight-asian="bold" style:font-weight-complex="bold"/>
    </style:style>
    <style:style style:name="P6" style:family="paragraph" style:parent-style-name="Standard" style:list-style-name="L1">
      <style:paragraph-properties fo:margin-left="1.314cm" fo:margin-right="-0.009cm" fo:margin-top="0cm" fo:margin-bottom="0.199cm" style:contextual-spacing="false" fo:text-indent="-1.125cm" style:auto-text-indent="false">
        <style:tab-stops/>
      </style:paragraph-properties>
      <style:text-properties style:font-name="JetBrains Mono Medium"/>
    </style:style>
    <style:style style:name="P7" style:family="paragraph" style:parent-style-name="Standard" style:list-style-name="L1">
      <style:paragraph-properties fo:margin-left="1.314cm" fo:margin-right="-0.009cm" fo:margin-top="0cm" fo:margin-bottom="0.199cm" style:contextual-spacing="false" fo:text-indent="-1.125cm" style:auto-text-indent="false">
        <style:tab-stops/>
      </style:paragraph-properties>
      <style:text-properties style:font-name="JetBrains Mono Medium" officeooo:paragraph-rsid="00374d91"/>
    </style:style>
    <style:style style:name="P8" style:family="paragraph" style:parent-style-name="Standard" style:list-style-name="L1">
      <style:paragraph-properties fo:margin-left="1.314cm" fo:margin-right="-0.009cm" fo:margin-top="0cm" fo:margin-bottom="0.199cm" style:contextual-spacing="false" fo:text-indent="-1.125cm" style:auto-text-indent="false">
        <style:tab-stops/>
      </style:paragraph-properties>
      <style:text-properties style:font-name="JetBrains Mono Medium" officeooo:paragraph-rsid="0018124a"/>
    </style:style>
    <style:style style:name="P9" style:family="paragraph" style:parent-style-name="Standard" style:list-style-name="L1">
      <style:paragraph-properties fo:margin-left="1.314cm" fo:margin-right="-0.009cm" fo:margin-top="0cm" fo:margin-bottom="0.199cm" style:contextual-spacing="false" fo:text-indent="-1.125cm" style:auto-text-indent="false">
        <style:tab-stops/>
      </style:paragraph-properties>
      <style:text-properties style:font-name="JetBrains Mono Medium" officeooo:paragraph-rsid="0014d161"/>
    </style:style>
    <style:style style:name="P10" style:family="paragraph" style:parent-style-name="Standard" style:list-style-name="L1">
      <style:paragraph-properties fo:margin-left="1.314cm" fo:margin-right="-0.009cm" fo:margin-top="0cm" fo:margin-bottom="0.199cm" style:contextual-spacing="false" fo:text-indent="-1.125cm" style:auto-text-indent="false">
        <style:tab-stops/>
      </style:paragraph-properties>
      <style:text-properties style:font-name="JetBrains Mono Medium" fo:font-weight="bold" officeooo:rsid="0018fdb0" officeooo:paragraph-rsid="0018fdb0" style:font-weight-asian="bold" style:font-weight-complex="bold"/>
    </style:style>
    <style:style style:name="P11" style:family="paragraph" style:parent-style-name="Standard">
      <style:paragraph-properties fo:margin-top="0cm" fo:margin-bottom="0.199cm" style:contextual-spacing="false" fo:text-align="end" style:justify-single-word="false"/>
      <style:text-properties fo:color="#2300dc" loext:opacity="100%" style:font-name="JetBrains Mono Medium" officeooo:rsid="003d6f88" officeooo:paragraph-rsid="003d6f88"/>
    </style:style>
    <style:style style:name="P12" style:family="paragraph" style:parent-style-name="Standard">
      <style:paragraph-properties fo:margin-top="0cm" fo:margin-bottom="0.199cm" style:contextual-spacing="false" fo:text-align="end" style:justify-single-word="false"/>
      <style:text-properties fo:color="#2300dc" loext:opacity="100%" style:font-name="JetBrains Mono Medium" officeooo:rsid="0039fbc5" officeooo:paragraph-rsid="0039fbc5"/>
    </style:style>
    <style:style style:name="P13" style:family="paragraph" style:parent-style-name="Standard">
      <style:paragraph-properties fo:margin-top="0cm" fo:margin-bottom="0.199cm" style:contextual-spacing="false" fo:text-align="end" style:justify-single-word="false"/>
      <style:text-properties fo:color="#2300dc" loext:opacity="100%" style:font-name="JetBrains Mono Medium" officeooo:rsid="003aeb40" officeooo:paragraph-rsid="003aeb40"/>
    </style:style>
    <style:style style:name="P14" style:family="paragraph" style:parent-style-name="Standard">
      <style:paragraph-properties fo:margin-top="0cm" fo:margin-bottom="0.199cm" style:contextual-spacing="false" fo:text-align="end" style:justify-single-word="false"/>
      <style:text-properties fo:color="#2300dc" loext:opacity="100%" style:font-name="JetBrains Mono Medium" officeooo:rsid="002d0d3e" officeooo:paragraph-rsid="002cfad4"/>
    </style:style>
    <style:style style:name="P15" style:family="paragraph" style:parent-style-name="Standard">
      <style:paragraph-properties fo:margin-top="0cm" fo:margin-bottom="0.199cm" style:contextual-spacing="false" fo:text-align="end" style:justify-single-word="false"/>
      <style:text-properties fo:color="#2300dc" loext:opacity="100%" style:font-name="JetBrains Mono Medium" officeooo:rsid="003681bb" officeooo:paragraph-rsid="003681bb"/>
    </style:style>
    <style:style style:name="P16" style:family="paragraph" style:parent-style-name="Standard">
      <style:paragraph-properties fo:margin-top="0cm" fo:margin-bottom="0.199cm" style:contextual-spacing="false" fo:text-align="end" style:justify-single-word="false"/>
      <style:text-properties fo:color="#2300dc" loext:opacity="100%" style:font-name="JetBrains Mono Medium" officeooo:rsid="001f5166" officeooo:paragraph-rsid="001f5166"/>
    </style:style>
    <style:style style:name="P17" style:family="paragraph" style:parent-style-name="Standard">
      <style:paragraph-properties fo:margin-top="0cm" fo:margin-bottom="0.199cm" style:contextual-spacing="false" fo:text-align="end" style:justify-single-word="false"/>
      <style:text-properties fo:color="#2300dc" loext:opacity="100%" style:font-name="JetBrains Mono Medium" officeooo:rsid="00223da2" officeooo:paragraph-rsid="00223da2"/>
    </style:style>
    <style:style style:name="P18" style:family="paragraph" style:parent-style-name="Standard">
      <style:paragraph-properties fo:margin-top="0cm" fo:margin-bottom="0.199cm" style:contextual-spacing="false" fo:text-align="end" style:justify-single-word="false"/>
      <style:text-properties fo:color="#2300dc" loext:opacity="100%" style:font-name="JetBrains Mono Medium" officeooo:rsid="00226467" officeooo:paragraph-rsid="00226467"/>
    </style:style>
    <style:style style:name="P19" style:family="paragraph" style:parent-style-name="Standard">
      <style:paragraph-properties fo:margin-top="0cm" fo:margin-bottom="0.199cm" style:contextual-spacing="false" fo:text-align="end" style:justify-single-word="false"/>
      <style:text-properties fo:color="#2300dc" loext:opacity="100%" style:font-name="JetBrains Mono Medium" officeooo:rsid="00443c4d" officeooo:paragraph-rsid="00443c4d"/>
    </style:style>
    <style:style style:name="P20" style:family="paragraph" style:parent-style-name="Standard">
      <style:paragraph-properties fo:margin-top="0cm" fo:margin-bottom="0.199cm" style:contextual-spacing="false" fo:text-align="end" style:justify-single-word="false"/>
      <style:text-properties fo:color="#2300dc" loext:opacity="100%" style:font-name="JetBrains Mono Medium" officeooo:paragraph-rsid="0018124a"/>
    </style:style>
    <style:style style:name="P21" style:family="paragraph" style:parent-style-name="Standard">
      <style:paragraph-properties fo:margin-top="0cm" fo:margin-bottom="0.199cm" style:contextual-spacing="false" fo:text-align="end" style:justify-single-word="false"/>
      <style:text-properties fo:color="#2300dc" loext:opacity="100%" style:font-name="JetBrains Mono Medium" officeooo:paragraph-rsid="002156ee"/>
    </style:style>
    <style:style style:name="P22" style:family="paragraph" style:parent-style-name="Standard">
      <style:paragraph-properties fo:margin-top="0cm" fo:margin-bottom="0.199cm" style:contextual-spacing="false" fo:text-align="end" style:justify-single-word="false"/>
      <style:text-properties fo:color="#2300dc" loext:opacity="100%" style:font-name="JetBrains Mono Medium" officeooo:paragraph-rsid="00223da2"/>
    </style:style>
    <style:style style:name="P23" style:family="paragraph" style:parent-style-name="Standard">
      <style:paragraph-properties fo:margin-top="0cm" fo:margin-bottom="0.199cm" style:contextual-spacing="false" fo:text-align="end" style:justify-single-word="false"/>
      <style:text-properties fo:color="#2300dc" loext:opacity="100%" style:font-name="JetBrains Mono Medium" officeooo:rsid="004b248f" officeooo:paragraph-rsid="004b248f"/>
    </style:style>
    <style:style style:name="P24" style:family="paragraph" style:parent-style-name="Standard">
      <style:paragraph-properties fo:margin-top="0cm" fo:margin-bottom="0.199cm" style:contextual-spacing="false" fo:text-align="end" style:justify-single-word="false"/>
      <style:text-properties fo:color="#2300dc" loext:opacity="100%" style:font-name="JetBrains Mono Medium" officeooo:rsid="005428d5" officeooo:paragraph-rsid="005428d5"/>
    </style:style>
    <style:style style:name="P25" style:family="paragraph" style:parent-style-name="Standard" style:list-style-name="L1">
      <style:paragraph-properties fo:margin-top="0cm" fo:margin-bottom="0.199cm" style:contextual-spacing="false">
        <style:tab-stops/>
      </style:paragraph-properties>
      <style:text-properties style:font-name="JetBrains Mono Medium" officeooo:paragraph-rsid="001d3bc6"/>
    </style:style>
    <style:style style:name="P26" style:family="paragraph" style:parent-style-name="Standard">
      <style:paragraph-properties fo:margin-top="0cm" fo:margin-bottom="0.199cm" style:contextual-spacing="false"/>
      <style:text-properties style:font-name="JetBrains Mono Medium" officeooo:paragraph-rsid="0018124a"/>
    </style:style>
    <style:style style:name="P27" style:family="paragraph" style:parent-style-name="Standard">
      <style:paragraph-properties fo:margin-top="0cm" fo:margin-bottom="0.199cm" style:contextual-spacing="false"/>
      <style:text-properties style:font-name="Futura Bk BT1" officeooo:paragraph-rsid="0018124a"/>
    </style:style>
    <style:style style:name="P28" style:family="paragraph" style:parent-style-name="Standard" style:list-style-name="L1">
      <loext:graphic-properties draw:fill="none"/>
      <style:paragraph-properties fo:margin-left="1.3cm" fo:margin-right="0cm" fo:margin-top="0cm" fo:margin-bottom="0.199cm" style:contextual-spacing="false" fo:text-indent="-1.101cm" style:auto-text-indent="false" fo:background-color="transparent">
        <style:tab-stops/>
      </style:paragraph-properties>
      <style:text-properties style:font-name="JetBrains Mono Medium" officeooo:paragraph-rsid="003761a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1d90" style:font-weight-asian="bold" style:font-weight-complex="bold"/>
    </style:style>
    <style:style style:name="T3" style:family="text">
      <style:text-properties officeooo:rsid="0012720e"/>
    </style:style>
    <style:style style:name="T4" style:family="text">
      <style:text-properties officeooo:rsid="0014ab82"/>
    </style:style>
    <style:style style:name="T5" style:family="text">
      <style:text-properties officeooo:rsid="0014d161"/>
    </style:style>
    <style:style style:name="T6" style:family="text">
      <style:text-properties officeooo:rsid="00161d90"/>
    </style:style>
    <style:style style:name="T7" style:family="text">
      <style:text-properties officeooo:rsid="00173bf7"/>
    </style:style>
    <style:style style:name="T8" style:family="text">
      <style:text-properties officeooo:rsid="0018fdb0"/>
    </style:style>
    <style:style style:name="T9" style:family="text">
      <style:text-properties officeooo:rsid="00374d91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3761a8"/>
    </style:style>
    <style:style style:name="T12" style:family="text">
      <style:text-properties style:font-name="Courier New" officeooo:rsid="003761a8"/>
    </style:style>
    <style:style style:name="T13" style:family="text">
      <style:text-properties style:font-name="Courier New" officeooo:rsid="003f56d7"/>
    </style:style>
    <style:style style:name="T14" style:family="text">
      <style:text-properties officeooo:rsid="0038bdb4"/>
    </style:style>
    <style:style style:name="T15" style:family="text">
      <style:text-properties officeooo:rsid="003aeb40"/>
    </style:style>
    <style:style style:name="T16" style:family="text">
      <style:text-properties style:font-name="Futura Bk BT" officeooo:rsid="00374d91"/>
    </style:style>
    <style:style style:name="T17" style:family="text">
      <style:text-properties style:font-name="Futura Bk BT" officeooo:rsid="003c34ec"/>
    </style:style>
    <style:style style:name="T18" style:family="text">
      <style:text-properties officeooo:rsid="003f56d7"/>
    </style:style>
    <style:style style:name="T19" style:family="text">
      <style:text-properties officeooo:rsid="003c34ec"/>
    </style:style>
    <style:style style:name="T20" style:family="text">
      <style:text-properties officeooo:rsid="004941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EJERCICIOS Comandos GNU/Linux.</text:p>
      <table:table table:name="Tabla1" table:style-name="Tabla1">
        <table:table-column table:style-name="Tabla1.A"/>
        <table:table-column table:style-name="Tabla1.B"/>
        <table:table-row table:style-name="TableLine2037344410448">
          <table:table-cell table:style-name="Tabla1.A1" table:number-columns-spanned="2" office:value-type="string">
            <text:list xml:id="list255782989" text:style-name="L1">
              <text:list-header>
                <text:p text:style-name="P4">Crea <text:span text:style-name="T3">el</text:span> subdirectorio <text:span text:style-name="T1">PRUEBA</text:span> <text:span text:style-name="T3">dentro de tu home, y dentro otro </text:span>que se llame <text:span text:style-name="T1">usuario</text:span>. A partir de ahora trabajaremos con él.<text:span text:style-name="T15"> </text:span></text:p>
              </text:list-header>
            </text:list>
          </table:table-cell>
          <table:covered-table-cell/>
        </table:table-row>
        <table:table-row table:style-name="TableLine2037344402560">
          <table:table-cell table:style-name="Tabla1.A2" office:value-type="string">
            <text:list xml:id="list135211997632607" text:continue-numbering="true" text:style-name="L1">
              <text:list-item>
                <text:p text:style-name="P6">Crea un alias para que de forma rápida puedas cambiar al directorio ~/PRUEBA/usuario.</text:p>
              </text:list-item>
            </text:list>
          </table:table-cell>
          <table:table-cell table:style-name="Tabla1.A1" office:value-type="string">
            <text:p text:style-name="P19">vim .bash_aliases</text:p>
            <text:p text:style-name="P11">alias cdpr='cd ~/PRUEBA/usuario'</text:p>
          </table:table-cell>
        </table:table-row>
        <table:table-row table:style-name="TableLine2037344402832">
          <table:table-cell table:style-name="Tabla1.A3" office:value-type="string">
            <text:list xml:id="list135213784492884" text:continue-numbering="true" text:style-name="L1">
              <text:list-item>
                <text:p text:style-name="P7"><text:span text:style-name="T9">Crea algunos archivos dentro de P</text:span><text:span text:style-name="T19">RUEBA</text:span><text:span text:style-name="T9"> (por ejemplo copiando ficheros de /etc que comiencen por a)</text:span></text:p>
                <text:p text:style-name="P8">Borra todos los archivos y directorios dentro de PRUEBA creados durante los ejercicios.</text:p>
              </text:list-item>
            </text:list>
          </table:table-cell>
          <table:table-cell table:style-name="Tabla1.B3" office:value-type="string">
            <text:p text:style-name="P11">cp /etc/a* PRUEBA/usuario/</text:p>
            <text:p text:style-name="P11">rm -rf PRUEBA/*</text:p>
          </table:table-cell>
        </table:table-row>
        <table:table-row table:style-name="TableLine2037344401472">
          <table:table-cell table:style-name="Tabla1.A3" office:value-type="string">
            <text:list xml:id="list135212932410316" text:continue-numbering="true" text:style-name="L1">
              <text:list-item>
                <text:p text:style-name="P8"><text:span text:style-name="T9">Lista</text:span> los archivos <text:span text:style-name="T10">ordinarios</text:span> que están en el directorio /usr/bin.</text:p>
              </text:list-item>
            </text:list>
          </table:table-cell>
          <table:table-cell table:style-name="Tabla1.B3" office:value-type="string">
            <text:p text:style-name="P11">ls -l /usr/bin/ | grep '^-'</text:p>
          </table:table-cell>
        </table:table-row>
        <table:table-row table:style-name="TableLine2037344417520">
          <table:table-cell table:style-name="Tabla1.A3" office:value-type="string">
            <text:list xml:id="list135213776582884" text:continue-numbering="true" text:style-name="L1">
              <text:list-item>
                <text:p text:style-name="P8"><text:span text:style-name="T9">Lista</text:span> todos los directorios que cuelgan del raíz.</text:p>
              </text:list-item>
            </text:list>
          </table:table-cell>
          <table:table-cell table:style-name="Tabla1.B3" office:value-type="string">
            <text:p text:style-name="P23">ls -l / | grep '^d'</text:p>
          </table:table-cell>
        </table:table-row>
        <table:table-row table:style-name="TableLine2037344417792">
          <table:table-cell table:style-name="Tabla1.A3" office:value-type="string">
            <text:list xml:id="list135211760497340" text:continue-numbering="true" text:style-name="L1">
              <text:list-item>
                <text:p text:style-name="P8"><text:span text:style-name="T9">Lista</text:span> todos los ficheros que pertenezcan a root.</text:p>
              </text:list-item>
            </text:list>
          </table:table-cell>
          <table:table-cell table:style-name="Tabla1.B3" office:value-type="string">
            <text:p text:style-name="P11">find / -type f -user root</text:p>
          </table:table-cell>
        </table:table-row>
        <table:table-row table:style-name="TableLine2037344407184">
          <table:table-cell table:style-name="Tabla1.A3" office:value-type="string">
            <text:list xml:id="list135211961927344" text:continue-numbering="true" text:style-name="L1">
              <text:list-item>
                <text:p text:style-name="P8"><text:span text:style-name="T9">Lista</text:span> todos los ficheros<text:span text:style-name="T9"> terminados en</text:span> .h del directorio /usr/include.</text:p>
              </text:list-item>
            </text:list>
          </table:table-cell>
          <table:table-cell table:style-name="Tabla1.B3" office:value-type="string">
            <text:p text:style-name="P11">ls -l /usr/include/*.h | grep '^-'</text:p>
          </table:table-cell>
        </table:table-row>
        <text:soft-page-break/>
        <table:table-row table:style-name="TableLine2037344418064">
          <table:table-cell table:style-name="Tabla1.A3" office:value-type="string">
            <text:list xml:id="list135213344379530" text:continue-numbering="true" text:style-name="L1">
              <text:list-item>
                <text:p text:style-name="P25">Crea el directorio carpeta dentro del directorio PRUEBA. Qu<text:span text:style-name="T11">í</text:span>tale todos los permisos de lectura. A continuación, busca todos los directorios que cuelguen del directorio propio y guarda el listado en el archivo direc.</text:p>
              </text:list-item>
            </text:list>
          </table:table-cell>
          <table:table-cell table:style-name="Tabla1.B3" office:value-type="string">
            <text:p text:style-name="P13">mkdir ~/PRUEBA/carpeta</text:p>
            <text:p text:style-name="P13">chmod a-r PRUEBA/carpeta</text:p>
            <text:p text:style-name="P13">ls -l | grep '^d' &gt; direc</text:p>
          </table:table-cell>
        </table:table-row>
        <table:table-row table:style-name="TableLine2037344401744">
          <table:table-cell table:style-name="Tabla1.A3" office:value-type="string">
            <text:list xml:id="list135213077038846" text:continue-numbering="true" text:style-name="L1">
              <text:list-item>
                <text:p text:style-name="P8"><text:span text:style-name="T11">Vuelve</text:span> a realizar la segunda parte del ejercicio anterior, pero redireccionando los errores al fichero malos. <text:span text:style-name="T11">Comprueba</text:span> la información del fichero malos.</text:p>
              </text:list-item>
            </text:list>
          </table:table-cell>
          <table:table-cell table:style-name="Tabla1.B3" office:value-type="string">
            <text:p text:style-name="P11">ls -l | grep '^d' 2&gt; malos</text:p>
          </table:table-cell>
        </table:table-row>
        <table:table-row table:style-name="TableLine2037344402016">
          <table:table-cell table:style-name="Tabla1.A3" office:value-type="string">
            <text:list xml:id="list135212574961785" text:continue-numbering="true" text:style-name="L1">
              <text:list-item>
                <text:p text:style-name="P8">Añad<text:span text:style-name="T11">e </text:span>al fichero direc la lista de todos los ficheros ordinarios que cuelguen de /etc.</text:p>
              </text:list-item>
            </text:list>
          </table:table-cell>
          <table:table-cell table:style-name="Tabla1.B3" office:value-type="string">
            <text:p text:style-name="P11">ls -l /etc/ | grep '^-' &gt;&gt; direc</text:p>
          </table:table-cell>
        </table:table-row>
        <table:table-row table:style-name="TableLine2037344405008">
          <table:table-cell table:style-name="Tabla1.A3" office:value-type="string">
            <text:list xml:id="list135212056125749" text:continue-numbering="true" text:style-name="L1">
              <text:list-item>
                <text:p text:style-name="P8">Añad<text:span text:style-name="T11">e</text:span> al archivo nuevalista el/los nombre/s de el/los fichero/s del directorio PRUEBA que contengan en su nombre la cadena "ai", añadiendo el posible error al fichero malos.</text:p>
              </text:list-item>
            </text:list>
          </table:table-cell>
          <table:table-cell table:style-name="Tabla1.B3" office:value-type="string">
            <text:p text:style-name="P11">(ls -l PRUSEBA/ | grep '^-' | grep 'ai') &gt;&gt; nuevalista 2&gt;&gt; malos</text:p>
          </table:table-cell>
        </table:table-row>
        <table:table-row table:style-name="TableLine2037344405824">
          <table:table-cell table:style-name="Tabla1.A3" office:value-type="string">
            <text:list xml:id="list135213363695531" text:continue-numbering="true" text:style-name="L1">
              <text:list-item>
                <text:p text:style-name="P6"><text:span text:style-name="T18">Crea un fichero llamado ejecut con el contenido echo Hola, mundo. </text:span>Crea un directorio llamado nuevo. Verifica su máscara de permisos. Elimina el permiso de escritura <text:span text:style-name="T4">para tu usuario</text:span> e intenta copiar el archivo ejecut en él. Modifica la máscara de permisos del directorio <text:soft-page-break/>para conseguirlo.</text:p>
              </text:list-item>
            </text:list>
          </table:table-cell>
          <table:table-cell table:style-name="Tabla1.B3" office:value-type="string">
            <text:p text:style-name="P24">touch ejecut</text:p>
            <text:p text:style-name="P24">echo 'echo Hola, mundo' &gt; ejecut</text:p>
            <text:p text:style-name="P24">ls -l ejecut</text:p>
            <text:p text:style-name="P24">chmod u-r ejecut</text:p>
            <text:p text:style-name="P24">ESTA PER ACABAR ASOSSSSSSSSSSSSSSSSSSSSSS</text:p>
          </table:table-cell>
        </table:table-row>
        <table:table-row table:style-name="TableLine2037344406368">
          <table:table-cell table:style-name="Tabla1.A3" office:value-type="string">
            <text:list xml:id="list135212910560495" text:continue-numbering="true" text:style-name="L1">
              <text:list-item>
                <text:p text:style-name="P9">Elimina el permiso de lectura del directorio nuevo e intenta ver su contenido con la orden ls. </text:p>
                <text:p text:style-name="P9">Prueba con ls –l.</text:p>
              </text:list-item>
            </text:list>
          </table:table-cell>
          <table:table-cell table:style-name="Tabla1.B3" office:value-type="string">
            <text:p text:style-name="P12"/>
          </table:table-cell>
        </table:table-row>
        <table:table-row table:style-name="TableLine2037344423776">
          <table:table-cell table:style-name="Tabla1.A3" office:value-type="string">
            <text:list xml:id="list135211689472257" text:continue-numbering="true" text:style-name="L1">
              <text:list-item>
                <text:p text:style-name="P6">Elimina <text:span text:style-name="T5">todos los</text:span> permiso<text:span text:style-name="T5">s</text:span> de ejecución del directorio nuevo. </text:p>
                <text:p text:style-name="P6">¿Puedes ejecutar el archivo ejecut con la orden sh ./nuevo/ejecut? </text:p>
                <text:p text:style-name="P6">¿Puedes situarte dentro de él, para desde allí, ejecutar ejecut? </text:p>
                <text:p text:style-name="P6">Vuelve a asignar el permiso de ejecución al directorio e inténtalo de nuevo.</text:p>
              </text:list-item>
            </text:list>
          </table:table-cell>
          <table:table-cell table:style-name="Tabla1.B3" office:value-type="string">
            <text:p text:style-name="P14"/>
          </table:table-cell>
        </table:table-row>
        <table:table-row table:style-name="TableLine2037344421872">
          <table:table-cell table:style-name="Tabla1.A3" office:value-type="string">
            <text:list xml:id="list135213264349990" text:continue-numbering="true" text:style-name="L1">
              <text:list-item>
                <text:p text:style-name="P6"><text:span text:style-name="T6">Crea un archivo con nombre </text:span><text:span text:style-name="T2">permisos</text:span><text:span text:style-name="T6"> y comprueba que</text:span> tiene asignado el permiso de lectura y escritura para el resto de usuarios. <text:s/>Si no tiene esta configuración de permisos, consíguela. </text:p>
                <text:p text:style-name="P6">Transfiere su propiedad al usuario root. Intenta a continuación modificar su contenido (no desde root, sino desde tu usuario normal). Intenta cambiar sus permisos. Escribe el resultado y el motivo.</text:p>
              </text:list-item>
            </text:list>
          </table:table-cell>
          <table:table-cell table:style-name="Tabla1.B3" office:value-type="string">
            <text:p text:style-name="P12"/>
          </table:table-cell>
        </table:table-row>
        <text:soft-page-break/>
        <table:table-row table:style-name="Tabla1.16">
          <table:table-cell table:style-name="Tabla1.A3" office:value-type="string">
            <text:list xml:id="list135213378735404" text:continue-numbering="true" text:style-name="L1">
              <text:list-item>
                <text:p text:style-name="P6">Haz una copia del archivo <text:span text:style-name="T6">permisos</text:span> con nombre <text:span text:style-name="T6">permisos2</text:span>. Verifica el propietario de ambos archivos. Modifica los permisos del archivo <text:span text:style-name="T6">permisos2</text:span>. ¿Puedes? Explica por qué.</text:p>
              </text:list-item>
            </text:list>
          </table:table-cell>
          <table:table-cell table:style-name="Tabla1.B3" office:value-type="string">
            <text:p text:style-name="P12"/>
          </table:table-cell>
        </table:table-row>
        <table:table-row table:style-name="Tabla1.17">
          <table:table-cell table:style-name="Tabla1.A3" office:value-type="string">
            <text:list xml:id="list135212249386706" text:continue-numbering="true" text:style-name="L1">
              <text:list-header>
                <text:p text:style-name="P5">USUARIOS Y GRUPOS:</text:p>
              </text:list-header>
            </text:list>
          </table:table-cell>
          <table:table-cell table:style-name="Tabla1.B3" office:value-type="string">
            <text:p text:style-name="P15"/>
          </table:table-cell>
        </table:table-row>
        <table:table-row table:style-name="TableLine2037344424864">
          <table:table-cell table:style-name="Tabla1.A3" office:value-type="string">
            <text:list xml:id="list135211993429719" text:continue-numbering="true" text:style-name="L1">
              <text:list-item>
                <text:p text:style-name="P6">Crea dos usuarios nuevos usuario1 y usuario2 <text:span text:style-name="T7">cada uno con su home,</text:span> <text:span text:style-name="T6">e iniciando sesión</text:span> como uno de ellos crea un fichero llamado pepe en su carpeta personal.</text:p>
                <text:p text:style-name="P6">Asocia el archivo llamado pepe a un grupo nuevo llamado “grupo”, verifícalo. </text:p>
              </text:list-item>
            </text:list>
          </table:table-cell>
          <table:table-cell table:style-name="Tabla1.B3" office:value-type="string">
            <text:p text:style-name="P12"/>
          </table:table-cell>
        </table:table-row>
        <table:table-row table:style-name="TableLine2037344424320">
          <table:table-cell table:style-name="Tabla1.A3" office:value-type="string">
            <text:list xml:id="list135211906762320" text:continue-numbering="true" text:style-name="L1">
              <text:list-item>
                <text:p text:style-name="P6">Asigna al archivo pepe la máscara de permisos 060. A continuación trata de ver el contenido de pepe con tu usuario con la orden cat. <text:s/>Explica lo que ocurre y por qué.</text:p>
              </text:list-item>
            </text:list>
          </table:table-cell>
          <table:table-cell table:style-name="Tabla1.B3" office:value-type="string">
            <text:p text:style-name="P12"/>
          </table:table-cell>
        </table:table-row>
        <table:table-row table:style-name="TableLine2037344430032">
          <table:table-cell table:style-name="Tabla1.A3" office:value-type="string">
            <text:list xml:id="list135213232083157" text:continue-numbering="true" text:style-name="L1">
              <text:list-item>
                <text:p text:style-name="P6"><text:bookmark-start text:name="__RefNumPara__1642_331684495"/>Pon “grupo” como grupo principal del usuario usuario1.<text:bookmark-end text:name="__RefNumPara__1642_331684495"/></text:p>
                <text:p text:style-name="P6">Comprueba qué usuarios pertenecen a “grupo”.</text:p>
                <text:p text:style-name="P6">Intenta leer el fichero pepe, ¿qué ocurre y por qué?</text:p>
              </text:list-item>
            </text:list>
          </table:table-cell>
          <table:table-cell table:style-name="Tabla1.B3" office:value-type="string">
            <text:p text:style-name="P12"/>
          </table:table-cell>
        </table:table-row>
        <text:soft-page-break/>
        <table:table-row table:style-name="TableLine2037344429760">
          <table:table-cell table:style-name="Tabla1.A3" office:value-type="string">
            <text:list xml:id="list135213016480593" text:continue-numbering="true" text:style-name="L1">
              <text:list-item>
                <text:p text:style-name="P6">Haz que el fichero tenga como propietario a usuario2. Intenta ver el contenido del fichero pepe como usuario1 y como usuario2. Explica qué ocurre y por qué.</text:p>
              </text:list-item>
            </text:list>
          </table:table-cell>
          <table:table-cell table:style-name="Tabla1.B3" office:value-type="string">
            <text:p text:style-name="P12"/>
          </table:table-cell>
        </table:table-row>
        <table:table-row table:style-name="TableLine2037344431120">
          <table:table-cell table:style-name="Tabla1.A3" office:value-type="string">
            <text:list xml:id="list135212988521558" text:continue-numbering="true" text:style-name="L1">
              <text:list-item>
                <text:p text:style-name="P6">Bloquea el usuario usuario1.</text:p>
              </text:list-item>
            </text:list>
          </table:table-cell>
          <table:table-cell table:style-name="Tabla1.B3" office:value-type="string">
            <text:p text:style-name="P12"/>
          </table:table-cell>
        </table:table-row>
        <table:table-row table:style-name="TableLine2037344434112">
          <table:table-cell table:style-name="Tabla1.A3" office:value-type="string">
            <text:list xml:id="list135213200304403" text:continue-numbering="true" text:style-name="L1">
              <text:list-item>
                <text:p text:style-name="P6">Vuelve a activar usuario1.</text:p>
              </text:list-item>
            </text:list>
          </table:table-cell>
          <table:table-cell table:style-name="Tabla1.B3" office:value-type="string">
            <text:p text:style-name="P12"/>
          </table:table-cell>
        </table:table-row>
        <table:table-row table:style-name="TableLine2037344434656">
          <table:table-cell table:style-name="Tabla1.A3" office:value-type="string">
            <text:list xml:id="list135212114712116" text:continue-numbering="true" text:style-name="L1">
              <text:list-item>
                <text:p text:style-name="P6">La contraseña de usuario1 deberá ser la misma durante un mínimo de 15 días y como máximo durante 30 días.</text:p>
              </text:list-item>
            </text:list>
          </table:table-cell>
          <table:table-cell table:style-name="Tabla1.B3" office:value-type="string">
            <text:p text:style-name="P12"/>
          </table:table-cell>
        </table:table-row>
        <table:table-row table:style-name="TableLine2037344430304">
          <table:table-cell table:style-name="Tabla1.A3" office:value-type="string">
            <text:list xml:id="list135211975451357" text:continue-numbering="true" text:style-name="L1">
              <text:list-item>
                <text:p text:style-name="P6">Elimina los usuarios usuario1 y usuario2, incluyendo su directorio de trabajo.</text:p>
              </text:list-item>
            </text:list>
          </table:table-cell>
          <table:table-cell table:style-name="Tabla1.B3" office:value-type="string">
            <text:p text:style-name="P12"/>
          </table:table-cell>
        </table:table-row>
        <table:table-row table:style-name="TableLine2037344426496">
          <table:table-cell table:style-name="Tabla1.A3" office:value-type="string">
            <text:list xml:id="list135211948484484" text:continue-numbering="true" text:style-name="L1">
              <text:list-item>
                <text:p text:style-name="P6">Visualiza los grupos creados en el sistema.</text:p>
                <text:p text:style-name="P6">Elimina el grupo “grupo”.</text:p>
              </text:list-item>
            </text:list>
          </table:table-cell>
          <table:table-cell table:style-name="Tabla1.B3" office:value-type="string">
            <text:p text:style-name="P12"/>
          </table:table-cell>
        </table:table-row>
      </table:table>
      <text:p text:style-name="P26"/>
      <table:table table:name="Tabla2" table:style-name="Tabla2">
        <table:table-column table:style-name="Tabla2.A"/>
        <table:table-column table:style-name="Tabla2.B"/>
        <table:table-row table:style-name="TableLine2037344405280">
          <table:table-cell table:style-name="Tabla2.A1" office:value-type="string">
            <text:list xml:id="list135213751724818" text:continue-numbering="true" text:style-name="L1">
              <text:list-header>
                <text:p text:style-name="P10">TUBERÍAS Y FILTROS:</text:p>
              </text:list-header>
            </text:list>
          </table:table-cell>
          <table:table-cell table:style-name="Tabla2.B1" office:value-type="string">
            <text:p text:style-name="P20"/>
          </table:table-cell>
        </table:table-row>
        <table:table-row table:style-name="TableLine2037344431664">
          <table:table-cell table:style-name="Tabla2.A2" office:value-type="string">
            <text:list xml:id="list135213661959304" text:continue-numbering="true" text:style-name="L1">
              <text:list-item>
                <text:p text:style-name="P8">Saca por pantalla un listado completo (comando ps) de los procesos que está realizando el usuario root.</text:p>
              </text:list-item>
            </text:list>
          </table:table-cell>
          <table:table-cell table:style-name="Tabla2.B2" office:value-type="string">
            <text:p text:style-name="P16"/>
          </table:table-cell>
        </table:table-row>
        <table:table-row table:style-name="TableLine2037344435744">
          <table:table-cell table:style-name="Tabla2.A2" office:value-type="string">
            <text:list xml:id="list135211977458663" text:continue-numbering="true" text:style-name="L1">
              <text:list-item>
                <text:p text:style-name="P8"><text:span text:style-name="T11">Muestra</text:span> cuántos usuarios tiene registrados el sistema (el registro de <text:soft-page-break/>usuarios está en el archivo /etc/passwd)</text:p>
              </text:list-item>
            </text:list>
          </table:table-cell>
          <table:table-cell table:style-name="Tabla2.B2" office:value-type="string">
            <text:p text:style-name="P21"/>
          </table:table-cell>
        </table:table-row>
        <table:table-row table:style-name="TableLine2037344424048">
          <table:table-cell table:style-name="Tabla2.A2" office:value-type="string">
            <text:list xml:id="list135212397692042" text:continue-numbering="true" text:style-name="L1">
              <text:list-item>
                <text:p text:style-name="P28"><text:span text:style-name="T11">Muestra</text:span> cuántos usuarios tiene registrados el sistema que utilizan el intérprete bash (debe aparecer /bin/bash al final de <text:s/>línea <text:span text:style-name="T8">dentro del fichero /etc/passwd</text:span>)</text:p>
              </text:list-item>
            </text:list>
          </table:table-cell>
          <table:table-cell table:style-name="Tabla2.B2" office:value-type="string">
            <text:p text:style-name="P21"/>
          </table:table-cell>
        </table:table-row>
        <table:table-row table:style-name="TableLine2037344419424">
          <table:table-cell table:style-name="Tabla2.A2" office:value-type="string">
            <text:list xml:id="list135213673879452" text:continue-numbering="true" text:style-name="L1">
              <text:list-item>
                <text:p text:style-name="P8"><text:span text:style-name="T11">Muestra</text:span> las líneas, de un archivo de texto, que empiecen por L (mayúscula o minúscula)</text:p>
              </text:list-item>
            </text:list>
          </table:table-cell>
          <table:table-cell table:style-name="Tabla2.B2" office:value-type="string">
            <text:p text:style-name="P21"/>
          </table:table-cell>
        </table:table-row>
        <table:table-row table:style-name="TableLine2037344431936">
          <table:table-cell table:style-name="Tabla2.A2" office:value-type="string">
            <text:list xml:id="list135212374677482" text:continue-numbering="true" text:style-name="L1">
              <text:list-item>
                <text:p text:style-name="P8"><text:span text:style-name="T11">Cuenta</text:span> las líneas del ejemplo anterior.</text:p>
              </text:list-item>
            </text:list>
          </table:table-cell>
          <table:table-cell table:style-name="Tabla2.B2" office:value-type="string">
            <text:p text:style-name="P22"/>
          </table:table-cell>
        </table:table-row>
        <table:table-row table:style-name="TableLine2037344436016">
          <table:table-cell table:style-name="Tabla2.A2" office:value-type="string">
            <text:list xml:id="list135212424865801" text:continue-numbering="true" text:style-name="L1">
              <text:list-item>
                <text:p text:style-name="P8">Extrae los nombres de usuario del sistema (primer campo del fichero correspondiente) ordenados por orden alfabético.</text:p>
              </text:list-item>
            </text:list>
          </table:table-cell>
          <table:table-cell table:style-name="Tabla2.B2" office:value-type="string">
            <text:p text:style-name="P17"/>
          </table:table-cell>
        </table:table-row>
        <table:table-row table:style-name="TableLine2037344427040">
          <table:table-cell table:style-name="Tabla2.A2" office:value-type="string">
            <text:list xml:id="list135213272156468" text:continue-numbering="true" text:style-name="L1">
              <text:list-item>
                <text:p text:style-name="P8">Extrae los nombres de usuario y el shell que utilizan (último campo).</text:p>
              </text:list-item>
            </text:list>
          </table:table-cell>
          <table:table-cell table:style-name="Tabla2.B2" office:value-type="string">
            <text:p text:style-name="P18"/>
          </table:table-cell>
        </table:table-row>
        <table:table-row table:style-name="TableLine2037344418880">
          <table:table-cell table:style-name="Tabla2.A2" office:value-type="string">
            <text:list xml:id="list135212785451326" text:continue-numbering="true" text:style-name="L1">
              <text:list-item>
                <text:p text:style-name="P8">¿Está corriendo el proceso bash?<text:span text:style-name="T11"> (usa ps aux)</text:span></text:p>
              </text:list-item>
            </text:list>
          </table:table-cell>
          <table:table-cell table:style-name="Tabla2.B2" office:value-type="string">
            <text:p text:style-name="P18"/>
          </table:table-cell>
        </table:table-row>
        <table:table-row table:style-name="TableLine2037344434928">
          <table:table-cell table:style-name="Tabla2.A2" office:value-type="string">
            <text:list xml:id="list135211803465139" text:continue-numbering="true" text:style-name="L1">
              <text:list-item>
                <text:p text:style-name="P8">¿Cuántos procesos que empiecen por k están corriendo?<text:span text:style-name="T14"> (puedes necesitar encadenar varias tuberías)</text:span></text:p>
              </text:list-item>
            </text:list>
          </table:table-cell>
          <table:table-cell table:style-name="Tabla2.B2" office:value-type="string">
            <text:p text:style-name="P20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Courier New" svg:font-family="'Courier New'" style:font-family-generic="modern" style:font-pitch="fixed"/>
    <style:font-face style:name="JetBrains Mono Medium" svg:font-family="'JetBrains Mono Medium'" style:font-family-generic="modern" style:font-pitch="fixed"/>
    <style:font-face style:name="NSimSun" svg:font-family="NSimSun" style:font-family-generic="modern" style:font-pitch="fixed"/>
    <style:font-face style:name="Futura Bk BT1" svg:font-family="'Futura Bk B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Bk BT" svg:font-family="'Futura Bk BT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Numbering_20_Symbols" style:display-name="Numbering Symbols" style:family="text">
      <style:text-properties style:font-name="Futura Bk BT" fo:font-family="'Futura Bk BT'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Futura Bk BT1" fo:font-size="9pt" style:font-size-asian="9pt" style:font-size-complex="9pt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text:s/>de 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1-01-23T19:52:33.39</meta:creation-date>
    <meta:editing-duration>PT00H00M00S</meta:editing-duration>
    <meta:editing-cycles>1</meta:editing-cycles>
    <meta:generator>LibreOffice/7.1.4.2$Windows_X86_64 LibreOffice_project/a529a4fab45b75fefc5b6226684193eb000654f6</meta:generator>
    <meta:document-statistic meta:table-count="2" meta:image-count="0" meta:object-count="0" meta:page-count="6" meta:paragraph-count="67" meta:word-count="828" meta:character-count="4975" meta:non-whitespace-character-count="4237"/>
  </office:meta>
</office:document-meta>
</file>